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justify" fo:margin-left="0m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0" draw:style-name="gr1" draw:text-style-name="P1" svg:width="159.99mm" svg:height="89.99mm" svg:x="15.03mm" svg:y="795.31mm">
            <draw:object draw:notify-on-update-of-ranges="Hoja1.A1:Hoja1.A12 Hoja1.B1:Hoja1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8.02mm" svg:y="795.5mm">
            <draw:object draw:notify-on-update-of-ranges="Hoja1.A22:Hoja1.A33 Hoja1.B22:Hoja1.B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12.46mm" svg:y="892.16mm">
            <draw:object draw:notify-on-update-of-ranges="Hoja1.A42:Hoja1.A53 Hoja1.B42:Hoja1.B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9.91mm" svg:height="90.18mm" svg:x="175.76mm" svg:y="893.43mm">
            <draw:object draw:notify-on-update-of-ranges="Hoja1.A55:Hoja1.A66 Hoja1.B55:Hoja1.B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9.92mm" svg:height="90.18mm" svg:x="11.73mm" svg:y="995.91mm">
            <draw:object draw:notify-on-update-of-ranges="Hoja1.A69:Hoja1.A76 Hoja1.B69:Hoja1.B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9.99mm" svg:height="89.99mm" svg:x="177.49mm" svg:y="992.33mm">
            <draw:object draw:notify-on-update-of-ranges="Hoja1.A84:Hoja1.A91 Hoja1.B84:Hoja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59.92mm" svg:height="89.91mm" svg:x="9.67mm" svg:y="1101.13mm">
            <draw:object draw:notify-on-update-of-ranges="Hoja1.A94:Hoja1.A98 Hoja1.B94:Hoja1.B9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159.92mm" svg:height="89.9mm" svg:x="174.45mm" svg:y="1099.75mm">
            <draw:object draw:notify-on-update-of-ranges="Hoja1.A100:Hoja1.A104 Hoja1.B100:Hoja1.B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159.92mm" svg:height="89.9mm" svg:x="174.93mm" svg:y="1206.35mm">
            <draw:object draw:notify-on-update-of-ranges="Hoja1.A106:Hoja1.A117 Hoja1.B106:Hoja1.B1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9.91mm" svg:height="89.91mm" svg:x="180.82mm" svg:y="1306.71mm">
            <draw:object draw:notify-on-update-of-ranges="Hoja1.A135:Hoja1.A139 Hoja1.B135:Hoja1.B1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0" draw:style-name="gr1" draw:text-style-name="P1" svg:width="159.91mm" svg:height="89.91mm" svg:x="7.84mm" svg:y="1204.16mm">
            <draw:object draw:notify-on-update-of-ranges="Hoja1.A119:Hoja1.A130 Hoja1.B119:Hoja1.B1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2mm" svg:height="89.91mm" svg:x="7.57mm" svg:y="1306.99mm">
            <draw:object draw:notify-on-update-of-ranges="Hoja1.A142:Hoja1.A146 Hoja1.B142:Hoja1.B14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,88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1.4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.02" calcext:value-type="float">
            <text:p>2,02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.64" calcext:value-type="float">
            <text:p>2,64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23" calcext:value-type="float">
            <text:p>3,23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.71" calcext:value-type="float">
            <text:p>3,7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.21" calcext:value-type="float">
            <text:p>4,2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.62" calcext:value-type="float">
            <text:p>4,62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26" calcext:value-type="float">
            <text:p>5,26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.65" calcext:value-type="float">
            <text:p>5,65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03" calcext:value-type="float">
            <text:p>6,03</text:p>
          </table:table-cell>
          <table:table-cell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3333333333333" calcext:value-type="float">
            <text:p>3,43333333333333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float" office:value="2.20666666666667" calcext:value-type="float">
            <text:p>2,20666666666667</text:p>
          </table:table-cell>
          <table:table-cell table:style-name="ce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1.49666666666667" calcext:value-type="float">
            <text:p>1,49666666666667</text:p>
          </table:table-cell>
          <table:table-cell table:style-name="ce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float" office:value="1.14666666666667" calcext:value-type="float">
            <text:p>1,14666666666667</text:p>
          </table:table-cell>
          <table:table-cell table:style-name="ce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float" office:value="0.94" calcext:value-type="float">
            <text:p>0,94</text:p>
          </table:table-cell>
          <table:table-cell table:style-name="ce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float" office:value="0.816666666666666" calcext:value-type="float">
            <text:p>0,816666666666666</text:p>
          </table:table-cell>
          <table:table-cell table:style-name="ce5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float" office:value="0.72" calcext:value-type="float">
            <text:p>0,72</text:p>
          </table:table-cell>
          <table:table-cell table:style-name="ce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float" office:value="0.656666666666666" calcext:value-type="float">
            <text:p>0,656666666666666</text:p>
          </table:table-cell>
          <table:table-cell table:style-name="ce5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float" office:value="0.606666666666667" calcext:value-type="float">
            <text:p>0,606666666666667</text:p>
          </table:table-cell>
          <table:table-cell table:style-name="ce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float" office:value="0.576666666666667" calcext:value-type="float">
            <text:p>0,576666666666667</text:p>
          </table:table-cell>
          <table:table-cell table:style-name="ce5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float" office:value="0.536666666666666" calcext:value-type="float">
            <text:p>0,536666666666666</text:p>
          </table:table-cell>
          <table:table-cell table:style-name="ce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float" office:value="0.503333333333333" calcext:value-type="float">
            <text:p>0,503333333333333</text:p>
          </table:table-cell>
          <table:table-cell table:style-name="ce5"/>
        </table:table-row>
        <table:table-row table:style-name="ro2" table:number-rows-repeated="8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float" office:value="0.902270483711747" calcext:value-type="float">
            <text:p>0,90227048371174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" office:value-type="float" office:value="1.503" calcext:value-type="float">
            <text:p>1,503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2" office:value-type="float" office:value="2.20772946859903" calcext:value-type="float">
            <text:p>2,2077294685990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" office:value-type="float" office:value="2.85625" calcext:value-type="float">
            <text:p>2,85625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" office:value-type="float" office:value="3.41044776119403" calcext:value-type="float">
            <text:p>3,41044776119403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" office:value-type="float" office:value="4.00877192982456" calcext:value-type="float">
            <text:p>4,00877192982456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office:value-type="float" office:value="4.54726368159204" calcext:value-type="float">
            <text:p>4,5472636815920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" office:value-type="float" office:value="5.02197802197802" calcext:value-type="float">
            <text:p>5,02197802197802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float" office:value="5.40828402366864" calcext:value-type="float">
            <text:p>5,40828402366864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" office:value-type="float" office:value="5.74842767295598" calcext:value-type="float">
            <text:p>5,748427672955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float" office:value="5.85897435897436" calcext:value-type="float">
            <text:p>5,85897435897436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float" office:value="6.4822695035461" calcext:value-type="float">
            <text:p>6,482269503546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,3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,0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,3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,0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6" calcext:value-type="float">
            <text:p>0,60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23" calcext:value-type="float">
            <text:p>3,2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,9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1" calcext:value-type="float">
            <text:p>1,3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703" calcext:value-type="float">
            <text:p>0,70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26" calcext:value-type="float">
            <text:p>0,62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2" table:number-rows-repeated="7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,5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31" calcext:value-type="float">
            <text:p>2,3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03" calcext:value-type="float">
            <text:p>3,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31" calcext:value-type="float">
            <text:p>4,3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.42" calcext:value-type="float">
            <text:p>5,42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,3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,94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.31" calcext:value-type="float">
            <text:p>1,3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,0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,86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,56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.31" calcext:value-type="float">
            <text:p>2,3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.52" calcext:value-type="float">
            <text:p>3,5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1566265060241" calcext:value-type="float">
            <text:p>0,9156626506024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6141592920354" calcext:value-type="float">
            <text:p>1,6141592920354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.28571428571429" calcext:value-type="float">
            <text:p>2,2857142857142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.88607594936709" calcext:value-type="float">
            <text:p>2,88607594936709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.41573033707865" calcext:value-type="float">
            <text:p>3,41573033707865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.84810126582278" calcext:value-type="float">
            <text:p>3,84810126582278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.20276497695853" calcext:value-type="float">
            <text:p>4,20276497695853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.38461538461539" calcext:value-type="float">
            <text:p>4,38461538461539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.53731343283582" calcext:value-type="float">
            <text:p>4,5373134328358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4.51485148514852" calcext:value-type="float">
            <text:p>4,51485148514852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4.47058823529412" calcext:value-type="float">
            <text:p>4,47058823529412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4.60606060606061" calcext:value-type="float">
            <text:p>4,6060606060606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88333333333333" calcext:value-type="float">
            <text:p>1,88333333333333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,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.05333333333333" calcext:value-type="float">
            <text:p>1,05333333333333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.723333333333333" calcext:value-type="float">
            <text:p>0,723333333333333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.693333333333333" calcext:value-type="float">
            <text:p>0,693333333333333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0.673333333333333" calcext:value-type="float">
            <text:p>0,673333333333333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0.68" calcext:value-type="float">
            <text:p>0,68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0.66" calcext:value-type="float">
            <text:p>0,6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 table:number-rows-repeated="3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.914572864321608" calcext:value-type="float">
            <text:p>0,914572864321608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52684563758389" calcext:value-type="float">
            <text:p>1,52684563758389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.10648148148148" calcext:value-type="float">
            <text:p>2,10648148148148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.38219895287958" calcext:value-type="float">
            <text:p>2,3821989528795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.43967828418231" calcext:value-type="float">
            <text:p>2,4396782841823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.31666666666667" calcext:value-type="float">
            <text:p>3,3166666666666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.98666666666667" calcext:value-type="float">
            <text:p>1,98666666666667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,44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.27333333333333" calcext:value-type="float">
            <text:p>1,273333333333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4333333333333" calcext:value-type="float">
            <text:p>1,24333333333333</text:p>
          </table:table-cell>
          <table:table-cell/>
        </table:table-row>
        <table:table-row table:style-name="ro5" table:number-rows-repeated="5">
          <table:table-cell table:number-columns-repeated="3"/>
        </table:table-row>
        <table:table-row table:style-name="ro2" table:number-rows-repeated="10484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9:36:16.0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C SBPA</meta:initial-creator>
    <meta:creation-date>2018-10-16T12:06:34.30</meta:creation-date>
    <dc:date>2018-10-17T20:04:02.123000000</dc:date>
    <meta:editing-duration>PT21M15S</meta:editing-duration>
    <meta:editing-cycles>3</meta:editing-cycles>
    <meta:generator>LibreOffice/6.0.3.2$Windows_x86 LibreOffice_project/8f48d515416608e3a835360314dac7e47fd0b821</meta:generator>
    <meta:document-statistic meta:table-count="3" meta:cell-count="21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SpeedUp 400 tasks</text:p>
        </chart:title>
        <chart:legend chart:legend-position="end" svg:x="13.148cm" svg:y="4.201cm" style:legend-expansion="high" chart:style-name="ch3"/>
        <chart:plot-area chart:style-name="ch4" table:cell-range-address="Hoja1.A42:Hoja1.B53" chart:data-source-has-labels="column" svg:x="1.331cm" svg:y="1.275cm" svg:width="11.497cm" svg:height="6.564cm">
          <chartooo:coordinate-region svg:x="1.767cm" svg:y="1.474cm" svg:width="10.874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Cores</text:p>
            </chart:title>
            <chart:categories table:cell-range-address="Hoja1.A42:Hoja1.A53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Hoja1.B42:Hoja1.B5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42:Hoja1.A53</svg:desc>
                </draw:g>
              </table:table-cell>
              <table:table-cell office:value-type="float" office:value="0.902270483711747">
                <text:p>0.902270483711747</text:p>
                <draw:g>
                  <svg:desc>Hoja1.B42:Hoja1.B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0772946859903">
                <text:p>2.207729468599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5625">
                <text:p>2.8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1044776119403">
                <text:p>3.410447761194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0877192982456">
                <text:p>4.00877192982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54726368159204">
                <text:p>4.547263681592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2197802197802">
                <text:p>5.021978021978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40828402366864">
                <text:p>5.408284023668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4842767295598">
                <text:p>5.748427672955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85897435897436">
                <text:p>5.858974358974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4822695035461">
                <text:p>6.4822695035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5cm" svg:y="0.316cm" chart:style-name="ch2">
          <text:p>Time 800 tasks</text:p>
        </chart:title>
        <chart:legend chart:legend-position="end" svg:x="13.148cm" svg:y="4.201cm" style:legend-expansion="high" chart:style-name="ch3"/>
        <chart:plot-area chart:style-name="ch4" table:cell-range-address="Hoja1.A22:Hoja1.B33" chart:data-source-has-labels="column" svg:x="1.331cm" svg:y="1.275cm" svg:width="11.497cm" svg:height="6.564cm">
          <chartooo:coordinate-region svg:x="2.058cm" svg:y="1.474cm" svg:width="10.583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Cores</text:p>
            </chart:title>
            <chart:categories table:cell-range-address="Hoja1.A22:Hoja1.A33"/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Hoja1.B22:Hoja1.B3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2:Hoja1.A33</svg:desc>
                </draw:g>
              </table:table-cell>
              <table:table-cell office:value-type="float" office:value="3.43333333333333">
                <text:p>3.43333333333333</text:p>
                <draw:g>
                  <svg:desc>Hoja1.B22:Hoja1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0666666666667">
                <text:p>2.20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9666666666667">
                <text:p>1.49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16666666666666">
                <text:p>0.8166666666666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6666666666666">
                <text:p>0.5366666666666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03333333333333">
                <text:p>0.50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title svg:x="6.63cm" svg:y="0.315cm" chart:style-name="ch2">
          <text:p>Time 2 tasks</text:p>
        </chart:title>
        <chart:legend chart:legend-position="end" svg:x="13.14cm" svg:y="4.197cm" style:legend-expansion="high" chart:style-name="ch3"/>
        <chart:plot-area chart:style-name="ch4" table:cell-range-address="Hoja1.A119:Hoja1.B130" chart:data-source-has-labels="column" svg:x="1.33cm" svg:y="1.273cm" svg:width="11.491cm" svg:height="6.559cm">
          <chartooo:coordinate-region svg:x="2.057cm" svg:y="1.472cm" svg:width="10.577cm" svg:height="5.713cm"/>
          <chart:axis chart:dimension="x" chart:name="primary-x" chart:style-name="ch5" chartooo:axis-type="auto">
            <chartooo:date-scale/>
            <chart:title svg:x="6.581cm" svg:y="8.011cm" chart:style-name="ch6">
              <text:p>Cores</text:p>
            </chart:title>
            <chart:categories table:cell-range-address="Hoja1.A119:Hoja1.A130"/>
          </chart:axis>
          <chart:axis chart:dimension="y" chart:name="primary-y" chart:style-name="ch5">
            <chart:title svg:x="0.451cm" svg:y="4.966cm" chart:style-name="ch7">
              <text:p>Time</text:p>
            </chart:title>
            <chart:grid chart:style-name="ch8" chart:class="major"/>
          </chart:axis>
          <chart:series chart:style-name="ch9" chart:values-cell-range-address="Hoja1.B119:Hoja1.B13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19:Hoja1.A130</svg:desc>
                </draw:g>
              </table:table-cell>
              <table:table-cell office:value-type="float" office:value="3.32">
                <text:p>3.32</text:p>
                <draw:g>
                  <svg:desc>Hoja1.B119:Hoja1.B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23333333333333">
                <text:p>0.72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line" chart:style-name="ch1">
        <chart:title svg:x="6.749cm" svg:y="0.315cm" chart:style-name="ch2">
          <text:p>Time 1 task</text:p>
        </chart:title>
        <chart:legend chart:legend-position="end" svg:x="13.141cm" svg:y="4.197cm" style:legend-expansion="high" chart:style-name="ch3"/>
        <chart:plot-area chart:style-name="ch4" table:cell-range-address="Hoja1.A142:Hoja1.B146" chart:data-source-has-labels="column" svg:x="1.33cm" svg:y="1.273cm" svg:width="11.492cm" svg:height="6.559cm">
          <chartooo:coordinate-region svg:x="2.057cm" svg:y="1.472cm" svg:width="10.671cm" svg:height="5.713cm"/>
          <chart:axis chart:dimension="x" chart:name="primary-x" chart:style-name="ch5" chartooo:axis-type="auto">
            <chartooo:date-scale/>
            <chart:title svg:x="6.582cm" svg:y="8.011cm" chart:style-name="ch6">
              <text:p>Cores</text:p>
            </chart:title>
            <chart:categories table:cell-range-address="Hoja1.A142:Hoja1.A146"/>
          </chart:axis>
          <chart:axis chart:dimension="y" chart:name="primary-y" chart:style-name="ch5">
            <chart:title svg:x="0.451cm" svg:y="4.966cm" chart:style-name="ch7">
              <text:p>Time</text:p>
            </chart:title>
            <chart:grid chart:style-name="ch8" chart:class="major"/>
          </chart:axis>
          <chart:series chart:style-name="ch9" chart:values-cell-range-address="Hoja1.B142:Hoja1.B14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42:Hoja1.A146</svg:desc>
                </draw:g>
              </table:table-cell>
              <table:table-cell office:value-type="float" office:value="3.31666666666667">
                <text:p>3.31666666666667</text:p>
                <draw:g>
                  <svg:desc>Hoja1.B142:Hoja1.B14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8666666666667">
                <text:p>1.98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333333333333">
                <text:p>1.27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4333333333333">
                <text:p>1.243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SpeedUp 800 tasks</text:p>
        </chart:title>
        <chart:legend chart:legend-position="end" svg:x="13.148cm" svg:y="4.201cm" style:legend-expansion="high" chart:style-name="ch3"/>
        <chart:plot-area chart:style-name="ch4" table:cell-range-address="Hoja1.A1:Hoja1.B12" chart:data-source-has-labels="column" svg:x="1.331cm" svg:y="1.275cm" svg:width="11.497cm" svg:height="6.564cm">
          <chartooo:coordinate-region svg:x="1.767cm" svg:y="1.474cm" svg:width="10.874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Cores</text:p>
            </chart:title>
            <chart:categories table:cell-range-address="Hoja1.A1:Hoja1.A12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Hoja1.B1:Hoja1.B1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:Hoja1.A12</svg:desc>
                </draw:g>
              </table:table-cell>
              <table:table-cell office:value-type="float" office:value="NaN">
                <text:p>NaN</text:p>
                <draw:g>
                  <svg:desc>Hoja1.B1:Hoja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19cm" xlink:href=".." xlink:type="simple" chart:class="chart:line" chart:style-name="ch1">
        <chart:title svg:x="6.391cm" svg:y="0.316cm" chart:style-name="ch2">
          <text:p>Time 400 tasks</text:p>
        </chart:title>
        <chart:legend chart:legend-position="end" svg:x="13.14cm" svg:y="4.21cm" style:legend-expansion="high" chart:style-name="ch3"/>
        <chart:plot-area chart:style-name="ch4" table:cell-range-address="Hoja1.A55:Hoja1.B66" chart:data-source-has-labels="column" svg:x="1.33cm" svg:y="1.275cm" svg:width="11.491cm" svg:height="6.583cm">
          <chartooo:coordinate-region svg:x="2.057cm" svg:y="1.474cm" svg:width="10.577cm" svg:height="5.737cm"/>
          <chart:axis chart:dimension="x" chart:name="primary-x" chart:style-name="ch5" chartooo:axis-type="auto">
            <chartooo:date-scale/>
            <chart:title svg:x="6.581cm" svg:y="8.038cm" chart:style-name="ch6">
              <text:p>Cores</text:p>
            </chart:title>
            <chart:categories table:cell-range-address="Hoja1.A55:Hoja1.A66"/>
          </chart:axis>
          <chart:axis chart:dimension="y" chart:name="primary-y" chart:style-name="ch5">
            <chart:title svg:x="0.451cm" svg:y="5.311cm" chart:style-name="ch7">
              <text:p>SpeedUp</text:p>
            </chart:title>
            <chart:grid chart:style-name="ch8" chart:class="major"/>
          </chart:axis>
          <chart:series chart:style-name="ch9" chart:values-cell-range-address="Hoja1.B55:Hoja1.B6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55:Hoja1.A66</svg:desc>
                </draw:g>
              </table:table-cell>
              <table:table-cell office:value-type="float" office:value="3.37">
                <text:p>3.37</text:p>
                <draw:g>
                  <svg:desc>Hoja1.B55:Hoja1.B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19cm" xlink:href=".." xlink:type="simple" chart:class="chart:line" chart:style-name="ch1">
        <chart:title svg:x="6.51cm" svg:y="0.316cm" chart:style-name="ch2">
          <text:p>Time 50 tasks</text:p>
        </chart:title>
        <chart:legend chart:legend-position="end" svg:x="13.141cm" svg:y="4.21cm" style:legend-expansion="high" chart:style-name="ch3"/>
        <chart:plot-area chart:style-name="ch4" table:cell-range-address="Hoja1.A69:Hoja1.B76" chart:data-source-has-labels="column" svg:x="1.33cm" svg:y="1.275cm" svg:width="11.492cm" svg:height="6.583cm">
          <chartooo:coordinate-region svg:x="2.057cm" svg:y="1.474cm" svg:width="10.671cm" svg:height="5.737cm"/>
          <chart:axis chart:dimension="x" chart:name="primary-x" chart:style-name="ch5" chartooo:axis-type="auto">
            <chartooo:date-scale/>
            <chart:title svg:x="6.582cm" svg:y="8.038cm" chart:style-name="ch6">
              <text:p>Cores</text:p>
            </chart:title>
            <chart:categories table:cell-range-address="Hoja1.A69:Hoja1.A76"/>
          </chart:axis>
          <chart:axis chart:dimension="y" chart:name="primary-y" chart:style-name="ch5">
            <chart:title svg:x="0.451cm" svg:y="4.98cm" chart:style-name="ch7">
              <text:p>Time</text:p>
            </chart:title>
            <chart:grid chart:style-name="ch8" chart:class="major"/>
          </chart:axis>
          <chart:series chart:style-name="ch9" chart:values-cell-range-address="Hoja1.B69:Hoja1.B76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69:Hoja1.A76</svg:desc>
                </draw:g>
              </table:table-cell>
              <table:table-cell office:value-type="float" office:value="3.23">
                <text:p>3.23</text:p>
                <draw:g>
                  <svg:desc>Hoja1.B69:Hoja1.B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6cm" chart:style-name="ch2">
          <text:p>SpeedUp 50 tasks</text:p>
        </chart:title>
        <chart:legend chart:legend-position="end" svg:x="13.148cm" svg:y="4.201cm" style:legend-expansion="high" chart:style-name="ch3"/>
        <chart:plot-area chart:style-name="ch4" table:cell-range-address="Hoja1.A84:Hoja1.B91" chart:data-source-has-labels="column" svg:x="1.331cm" svg:y="1.275cm" svg:width="11.497cm" svg:height="6.564cm">
          <chartooo:coordinate-region svg:x="1.767cm" svg:y="1.474cm" svg:width="10.967cm" svg:height="5.718cm"/>
          <chart:axis chart:dimension="x" chart:name="primary-x" chart:style-name="ch5" chartooo:axis-type="auto">
            <chartooo:date-scale/>
            <chart:title svg:x="6.585cm" svg:y="8.019cm" chart:style-name="ch6">
              <text:p>Cores</text:p>
            </chart:title>
            <chart:categories table:cell-range-address="Hoja1.A84:Hoja1.A91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Hoja1.B84:Hoja1.B9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84:Hoja1.A91</svg:desc>
                </draw:g>
              </table:table-cell>
              <table:table-cell office:value-type="float" office:value="0.91">
                <text:p>0.91</text:p>
                <draw:g>
                  <svg:desc>Hoja1.B84:Hoja1.B9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line" chart:style-name="ch1">
        <chart:title svg:x="6.63cm" svg:y="0.315cm" chart:style-name="ch2">
          <text:p>Time 5 tasks</text:p>
        </chart:title>
        <chart:legend chart:legend-position="end" svg:x="13.141cm" svg:y="4.197cm" style:legend-expansion="high" chart:style-name="ch3"/>
        <chart:plot-area chart:style-name="ch4" table:cell-range-address="Hoja1.A94:Hoja1.B98" chart:data-source-has-labels="column" svg:x="1.33cm" svg:y="1.273cm" svg:width="11.492cm" svg:height="6.559cm">
          <chartooo:coordinate-region svg:x="2.057cm" svg:y="1.472cm" svg:width="10.671cm" svg:height="5.713cm"/>
          <chart:axis chart:dimension="x" chart:name="primary-x" chart:style-name="ch5" chartooo:axis-type="auto">
            <chartooo:date-scale/>
            <chart:title svg:x="6.582cm" svg:y="8.011cm" chart:style-name="ch6">
              <text:p>Cores</text:p>
            </chart:title>
            <chart:categories table:cell-range-address="Hoja1.A94:Hoja1.A98"/>
          </chart:axis>
          <chart:axis chart:dimension="y" chart:name="primary-y" chart:style-name="ch5">
            <chart:title svg:x="0.451cm" svg:y="4.966cm" chart:style-name="ch7">
              <text:p>Time</text:p>
            </chart:title>
            <chart:grid chart:style-name="ch8" chart:class="major"/>
          </chart:axis>
          <chart:series chart:style-name="ch9" chart:values-cell-range-address="Hoja1.B94:Hoja1.B9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94:Hoja1.A98</svg:desc>
                </draw:g>
              </table:table-cell>
              <table:table-cell office:value-type="float" office:value="3.31">
                <text:p>3.31</text:p>
                <draw:g>
                  <svg:desc>Hoja1.B94:Hoja1.B9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8.991cm" xlink:href=".." xlink:type="simple" chart:class="chart:line" chart:style-name="ch1">
        <chart:title svg:x="6.153cm" svg:y="0.315cm" chart:style-name="ch2">
          <text:p>SpeedUp  5 tasks</text:p>
        </chart:title>
        <chart:legend chart:legend-position="end" svg:x="13.141cm" svg:y="4.196cm" style:legend-expansion="high" chart:style-name="ch3"/>
        <chart:plot-area chart:style-name="ch4" table:cell-range-address="Hoja1.A100:Hoja1.B104" chart:data-source-has-labels="column" svg:x="1.33cm" svg:y="1.273cm" svg:width="11.492cm" svg:height="6.558cm">
          <chartooo:coordinate-region svg:x="2.057cm" svg:y="1.472cm" svg:width="10.671cm" svg:height="5.712cm"/>
          <chart:axis chart:dimension="x" chart:name="primary-x" chart:style-name="ch5" chartooo:axis-type="auto">
            <chartooo:date-scale/>
            <chart:title svg:x="6.582cm" svg:y="8.01cm" chart:style-name="ch6">
              <text:p>Cores</text:p>
            </chart:title>
            <chart:categories table:cell-range-address="Hoja1.A100:Hoja1.A104"/>
          </chart:axis>
          <chart:axis chart:dimension="y" chart:name="primary-y" chart:style-name="ch5">
            <chart:title svg:x="0.451cm" svg:y="4.966cm" chart:style-name="ch7">
              <text:p>Time</text:p>
            </chart:title>
            <chart:grid chart:style-name="ch8" chart:class="major"/>
          </chart:axis>
          <chart:series chart:style-name="ch9" chart:values-cell-range-address="Hoja1.B100:Hoja1.B10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00:Hoja1.A104</svg:desc>
                </draw:g>
              </table:table-cell>
              <table:table-cell office:value-type="float" office:value="0.91">
                <text:p>0.91</text:p>
                <draw:g>
                  <svg:desc>Hoja1.B100:Hoja1.B1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2">
                <text:p>3.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8.991cm" xlink:href=".." xlink:type="simple" chart:class="chart:line" chart:style-name="ch1">
        <chart:title svg:x="6.219cm" svg:y="0.315cm" chart:style-name="ch2">
          <text:p>SpeedUp 2 tasks</text:p>
        </chart:title>
        <chart:legend chart:legend-position="end" svg:x="13.141cm" svg:y="4.196cm" style:legend-expansion="high" chart:style-name="ch3"/>
        <chart:plot-area chart:style-name="ch4" table:cell-range-address="Hoja1.A106:Hoja1.B117" chart:data-source-has-labels="column" svg:x="1.33cm" svg:y="1.273cm" svg:width="11.492cm" svg:height="6.558cm">
          <chartooo:coordinate-region svg:x="2.057cm" svg:y="1.473cm" svg:width="10.578cm" svg:height="5.711cm"/>
          <chart:axis chart:dimension="x" chart:name="primary-x" chart:style-name="ch5" chartooo:axis-type="auto">
            <chartooo:date-scale/>
            <chart:title svg:x="6.582cm" svg:y="8.01cm" chart:style-name="ch6">
              <text:p>Cores</text:p>
            </chart:title>
            <chart:categories table:cell-range-address="Hoja1.A106:Hoja1.A117"/>
          </chart:axis>
          <chart:axis chart:dimension="y" chart:name="primary-y" chart:style-name="ch5">
            <chart:title svg:x="0.451cm" svg:y="5.297cm" chart:style-name="ch7">
              <text:p>SpeedUp</text:p>
            </chart:title>
            <chart:grid chart:style-name="ch8" chart:class="major"/>
          </chart:axis>
          <chart:series chart:style-name="ch9" chart:values-cell-range-address="Hoja1.B106:Hoja1.B1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06:Hoja1.A117</svg:desc>
                </draw:g>
              </table:table-cell>
              <table:table-cell office:value-type="float" office:value="0.91566265060241">
                <text:p>0.91566265060241</text:p>
                <draw:g>
                  <svg:desc>Hoja1.B106:Hoja1.B1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141592920354">
                <text:p>1.61415929203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8607594936709">
                <text:p>2.886075949367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1573033707865">
                <text:p>3.415730337078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84810126582278">
                <text:p>3.848101265822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20276497695853">
                <text:p>4.202764976958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8461538461539">
                <text:p>4.384615384615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53731343283582">
                <text:p>4.537313432835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1485148514852">
                <text:p>4.514851485148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47058823529412">
                <text:p>4.470588235294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0606060606061">
                <text:p>4.606060606060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title svg:x="6.338cm" svg:y="0.315cm" chart:style-name="ch2">
          <text:p>SpeedUp 1 task</text:p>
        </chart:title>
        <chart:legend chart:legend-position="end" svg:x="13.14cm" svg:y="4.197cm" style:legend-expansion="high" chart:style-name="ch3"/>
        <chart:plot-area chart:style-name="ch4" table:cell-range-address="Hoja1.A135:Hoja1.B139" chart:data-source-has-labels="column" svg:x="1.33cm" svg:y="1.273cm" svg:width="11.491cm" svg:height="6.559cm">
          <chartooo:coordinate-region svg:x="2.057cm" svg:y="1.472cm" svg:width="10.67cm" svg:height="5.713cm"/>
          <chart:axis chart:dimension="x" chart:name="primary-x" chart:style-name="ch5" chartooo:axis-type="auto">
            <chartooo:date-scale/>
            <chart:title svg:x="6.661cm" svg:y="8.011cm" chart:style-name="ch6">
              <text:p>Core</text:p>
            </chart:title>
            <chart:categories table:cell-range-address="Hoja1.A135:Hoja1.A139"/>
          </chart:axis>
          <chart:axis chart:dimension="y" chart:name="primary-y" chart:style-name="ch5">
            <chart:title svg:x="0.451cm" svg:y="5.297cm" chart:style-name="ch7">
              <text:p>SpeedUp</text:p>
            </chart:title>
            <chart:grid chart:style-name="ch8" chart:class="major"/>
          </chart:axis>
          <chart:series chart:style-name="ch9" chart:values-cell-range-address="Hoja1.B135:Hoja1.B13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35:Hoja1.A139</svg:desc>
                </draw:g>
              </table:table-cell>
              <table:table-cell office:value-type="float" office:value="0.914572864321608">
                <text:p>0.914572864321608</text:p>
                <draw:g>
                  <svg:desc>Hoja1.B135:Hoja1.B13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2684563758389">
                <text:p>1.526845637583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10648148148148">
                <text:p>2.10648148148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8219895287958">
                <text:p>2.382198952879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3967828418231">
                <text:p>2.439678284182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